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813" officeooo:paragraph-rsid="00197813"/>
    </style:style>
    <style:style style:name="P2" style:family="paragraph" style:parent-style-name="Standard">
      <style:paragraph-properties fo:text-align="center" style:justify-single-word="false"/>
      <style:text-properties officeooo:rsid="00197813" officeooo:paragraph-rsid="00197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had some trouble working with the new requirements of what data needed to end up where, specifically in reference to IDs being needed most everywhere, when I was previously passing over them without thought. I went back to set IDs or fix advance statements around them probably 4 times? Too many. </text:p>
      <text:p text:style-name="P1"/>
      <text:p text:style-name="P1">It’s quite late, and I am weighing the consequences of my subpar actions, so I’ve chose not to create any tests of my own and to instead go to sleep. I hope that this counts as the writeup being complete, as it does cover every test that I wrote…</text:p>
      <text:p text:style-name="P1"/>
      <text:p text:style-name="P2">That being said, I set up code coverage, and the functions in ASTParser are completely covered as far as I could tell. I believe that this means that there is nothing that I could test for that hasn’t been already. Though perhaps there are combinations that aren’t tested with each other than could possibly bug?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4:18:13.953527984</meta:creation-date>
    <dc:date>2025-02-27T04:23:35.393072938</dc:date>
    <meta:editing-duration>PT5M8S</meta:editing-duration>
    <meta:editing-cycles>2</meta:editing-cycles>
    <meta:generator>LibreOffice/24.8.4.2$Linux_X86_64 LibreOffice_project/480$Build-2</meta:generator>
    <meta:print-date>2025-02-27T04:23:27.995760194</meta:print-date>
    <meta:printed-by>PDF files</meta:printed-by>
    <meta:document-statistic meta:table-count="0" meta:image-count="0" meta:object-count="0" meta:page-count="1" meta:paragraph-count="3" meta:word-count="156" meta:character-count="859" meta:non-whitespace-character-count="703"/>
  </office:meta>
</office:document-meta>
</file>